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office:value-type="string" calcext:value-type="string">
            <text:p>seborrheic_keratosi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em melanoma</text:p>
          </table:table-cell>
          <table:table-cell table:style-name="Default" office:value-type="string" calcext:value-type="string">
            <text:p>nem mel. %</text:p>
          </table:table-cell>
          <table:table-cell table:style-name="Default" office:value-type="string" calcext:value-type="string">
            <text:p>Mel %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D2]+[.C2]" office:value-type="float" office:value="1626" calcext:value-type="float">
            <text:p>1626</text:p>
          </table:table-cell>
          <table:table-cell table:formula="of:=[.F2]/[.E2]" office:value-type="percentage" office:value="0.813" calcext:value-type="percentage">
            <text:p>81,30%</text:p>
          </table:table-cell>
          <table:table-cell table:formula="of:=[.B2]/[.E2]"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D3]+[.C3]" office:value-type="float" office:value="483" calcext:value-type="float">
            <text:p>483</text:p>
          </table:table-cell>
          <table:table-cell table:formula="of:=[.F3]/[.E3]" office:value-type="percentage" office:value="0.805" calcext:value-type="percentage">
            <text:p>80,50%</text:p>
          </table:table-cell>
          <table:table-cell table:formula="of:=[.B3]/[.E3]"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D4]+[.C4]" office:value-type="float" office:value="120" calcext:value-type="float">
            <text:p>120</text:p>
          </table:table-cell>
          <table:table-cell table:formula="of:=[.F4]/[.E4]" office:value-type="percentage" office:value="0.8" calcext:value-type="percentage">
            <text:p>80,00%</text:p>
          </table:table-cell>
          <table:table-cell table:formula="of:=[.B4]/[.E4]" office:value-type="percentage" office:value="0.2" calcext:value-type="percentage">
            <text:p>20,00%</text:p>
          </table:table-cell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2:.B4])" office:value-type="float" office:value="521" calcext:value-type="float">
            <text:p>521</text:p>
          </table:table-cell>
          <table:table-cell table:style-name="Default" table:formula="of:=SUM([.C2:.C4])" office:value-type="float" office:value="1843" calcext:value-type="float">
            <text:p>1843</text:p>
          </table:table-cell>
          <table:table-cell table:style-name="Default" table:formula="of:=SUM([.D2:.D4])" office:value-type="float" office:value="386" calcext:value-type="float">
            <text:p>386</text:p>
          </table:table-cell>
          <table:table-cell table:style-name="ce2" table:formula="of:=SUM([.E2:.E4])" office:value-type="float" office:value="2750" calcext:value-type="float">
            <text:p>2750</text:p>
          </table:table-cell>
          <table:table-cell table:formula="of:=SUM([.F2:.F4])" office:value-type="float" office:value="2229" calcext:value-type="float">
            <text:p>2229</text:p>
          </table:table-cell>
          <table:table-cell table:formula="of:=[.F5]/[.E5]" office:value-type="percentage" office:value="0.810545454545455" calcext:value-type="percentage">
            <text:p>81,05%</text:p>
          </table:table-cell>
          <table:table-cell table:formula="of:=[.B5]/[.E5]" office:value-type="percentage" office:value="0.189454545454545" calcext:value-type="percentage">
            <text:p>18,9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00:11:49.694067032</meta:creation-date>
    <dc:date>2026-03-22T00:26:52.692276059</dc:date>
    <meta:editing-duration>PT4M16S</meta:editing-duration>
    <meta:editing-cycles>1</meta:editing-cycles>
    <meta:generator>LibreOffice/24.2.7.2$Linux_X86_64 LibreOffice_project/420$Build-2</meta:generator>
    <meta:document-statistic meta:table-count="1" meta:cell-count="39" meta:object-count="0"/>
    <meta:user-defined meta:name="qrichtext">1</meta:user-defined>
  </office:meta>
</office:document-meta>
</file>